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OpenSymbol" svg:font-family="OpenSymbol"/>
    <style:font-face style:name="Tahoma1" svg:font-family="Tahoma"/>
    <style:font-face style:name="TrebuchetMS-Bold" svg:font-family="TrebuchetMS-Bold"/>
    <style:font-face style:name="Arial2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fo:background-color="transparent" style:font-name-asian="TrebuchetMS-Bold" style:font-size-asian="14pt" style:font-weight-asian="normal" style:font-name-complex="TrebuchetMS-Bold" style:font-size-complex="14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4pt" fo:font-weight="normal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rsid="00160bcd" officeooo:paragraph-rsid="00160bcd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rsid="001e5db3" officeooo:paragraph-rsid="001e5db3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1" fo:font-size="14pt" fo:font-weight="normal" officeooo:rsid="001e5db3" officeooo:paragraph-rsid="001e5db3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paragraph-rsid="00160bcd" style:font-name-asian="TrebuchetMS-Bold" style:font-size-asian="14pt" style:font-weight-asian="normal" style:font-name-complex="TrebuchetMS-Bold" style:font-size-complex="14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rsid="00160bcd" officeooo:paragraph-rsid="00160bcd" style:font-name-asian="TrebuchetMS-Bold" style:font-size-asian="14pt" style:font-weight-asian="normal" style:font-name-complex="TrebuchetMS-Bold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rsid="00194146" officeooo:paragraph-rsid="00194146" style:font-name-asian="TrebuchetMS-Bold" style:font-size-asian="14pt" style:font-weight-asian="normal" style:font-name-complex="TrebuchetMS-Bold" style:font-size-complex="14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ff" style:font-name="Arial1" fo:font-size="14pt" fo:font-weight="normal" fo:background-color="transparent" style:font-name-asian="TrebuchetMS-Bold" style:font-size-asian="14pt" style:font-weight-asian="normal" style:font-name-complex="TrebuchetMS-Bold" style:font-size-complex="14pt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ourier New" fo:font-size="14pt" fo:font-weight="normal" officeooo:rsid="00194146" officeooo:paragraph-rsid="00194146" style:font-name-asian="TrebuchetMS-Bold" style:font-size-asian="14pt" style:font-weight-asian="normal" style:font-name-complex="TrebuchetMS-Bold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paragraph-rsid="00160bcd" style:font-name-asian="TrebuchetMS-Bold" style:font-size-asian="12pt" style:font-weight-asian="normal" style:font-name-complex="TrebuchetMS-Bold" style:font-size-complex="12pt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paragraph-rsid="00193230" style:font-name-asian="TrebuchetMS-Bold" style:font-size-asian="12pt" style:font-weight-asian="normal" style:font-name-complex="TrebuchetMS-Bold" style:font-size-complex="12pt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160bcd" officeooo:paragraph-rsid="00160bcd" style:font-name-asian="TrebuchetMS-Bold" style:font-size-asian="12pt" style:font-weight-asian="normal" style:font-name-complex="TrebuchetMS-Bold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160bcd" officeooo:paragraph-rsid="00194146" style:font-name-asian="TrebuchetMS-Bold" style:font-size-asian="12pt" style:font-weight-asian="normal" style:font-name-complex="TrebuchetMS-Bold" style:font-size-complex="12pt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160bcd" officeooo:paragraph-rsid="00206f44" style:font-name-asian="TrebuchetMS-Bold" style:font-size-asian="12pt" style:font-weight-asian="normal" style:font-name-complex="TrebuchetMS-Bold" style:font-size-complex="12pt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038a05" officeooo:paragraph-rsid="00194146" style:font-name-asian="TrebuchetMS-Bold" style:font-size-asian="12pt" style:font-weight-asian="normal" style:font-name-complex="TrebuchetMS-Bold" style:font-size-complex="12pt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0fbf59" officeooo:paragraph-rsid="00160bcd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Courier New" fo:font-size="10pt" fo:font-weight="normal" officeooo:rsid="00038a05" officeooo:paragraph-rsid="00194146" style:font-name-asian="TrebuchetMS-Bold" style:font-size-asian="10pt" style:font-weight-asian="normal" style:font-name-complex="TrebuchetMS-Bold" style:font-size-complex="10pt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Courier New" fo:font-size="12pt" fo:language="es" fo:country="ES" fo:font-weight="normal" officeooo:rsid="00194146" officeooo:paragraph-rsid="00206f44" style:font-name-asian="TrebuchetMS-Bold" style:font-size-asian="12pt" style:font-weight-asian="normal" style:font-name-complex="TrebuchetMS-Bold" style:font-size-complex="12pt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font-name="Courier New" fo:font-size="9pt" fo:language="es" fo:country="ES" fo:font-weight="normal" officeooo:paragraph-rsid="00193230" style:font-name-asian="TrebuchetMS-Bold" style:font-size-asian="9pt" style:font-weight-asian="normal" style:font-name-complex="TrebuchetMS-Bold" style:font-size-complex="9pt" style:font-weight-complex="normal"/>
    </style:style>
    <style:style style:name="P22" style:family="paragraph" style:parent-style-name="Standard">
      <style:paragraph-properties fo:text-align="justify" style:justify-single-word="false" fo:break-before="page" style:text-autospace="none"/>
      <style:text-properties style:font-name="Arial1" fo:font-size="14pt" fo:font-weight="normal" officeooo:rsid="00160bcd" officeooo:paragraph-rsid="00160bcd" style:font-name-asian="TrebuchetMS-Bold" style:font-size-asian="14pt" style:font-weight-asian="normal" style:font-name-complex="TrebuchetMS-Bold" style:font-size-complex="14pt" style:font-weight-complex="normal"/>
    </style:style>
    <style:style style:name="P23" style:family="paragraph" style:parent-style-name="Standard">
      <style:paragraph-properties fo:margin-left="0.499cm" fo:margin-right="0cm" fo:text-align="justify" style:justify-single-word="false" fo:text-indent="0cm" style:auto-text-indent="false" style:text-autospace="none"/>
      <style:text-properties style:font-name="Courier New" fo:font-size="12pt" officeooo:paragraph-rsid="00194146" style:font-size-asian="12pt" style:font-size-complex="12pt"/>
    </style:style>
    <style:style style:name="P24" style:family="paragraph" style:parent-style-name="Standard">
      <style:paragraph-properties fo:margin-left="0.499cm" fo:margin-right="0cm" fo:text-align="justify" style:justify-single-word="false" fo:text-indent="0cm" style:auto-text-indent="false" style:text-autospace="none"/>
      <style:text-properties style:font-name="Courier New" fo:font-size="12pt" fo:font-weight="normal" officeooo:rsid="00038a05" officeooo:paragraph-rsid="00194146" style:font-name-asian="TrebuchetMS-Bold" style:font-size-asian="12pt" style:font-weight-asian="normal" style:font-name-complex="TrebuchetMS-Bold" style:font-size-complex="12pt" style:font-weight-complex="normal"/>
    </style:style>
    <style:style style:name="P25" style:family="paragraph" style:parent-style-name="Standard">
      <style:paragraph-properties fo:margin-left="0.499cm" fo:margin-right="0cm" fo:text-align="justify" style:justify-single-word="false" fo:text-indent="0cm" style:auto-text-indent="false" style:text-autospace="none"/>
      <style:text-properties style:font-name="Courier New" fo:font-size="12pt" fo:font-weight="normal" officeooo:rsid="00194146" officeooo:paragraph-rsid="00194146" style:font-name-asian="TrebuchetMS-Bold" style:font-size-asian="12pt" style:font-weight-asian="normal" style:font-name-complex="TrebuchetMS-Bold" style:font-size-complex="12pt" style:font-weight-complex="normal"/>
    </style:style>
    <style:style style:name="P26" style:family="paragraph" style:parent-style-name="Standard">
      <style:paragraph-properties fo:margin-left="0.499cm" fo:margin-right="0cm" fo:text-align="justify" style:justify-single-word="false" fo:text-indent="0cm" style:auto-text-indent="false" style:text-autospace="none"/>
      <style:text-properties fo:font-size="12pt" officeooo:paragraph-rsid="0019654c" style:font-size-asian="12pt" style:font-size-complex="12pt"/>
    </style:style>
    <style:style style:name="P27" style:family="paragraph" style:parent-style-name="Standard">
      <style:paragraph-properties fo:margin-left="0.499cm" fo:margin-right="0cm" fo:text-align="justify" style:justify-single-word="false" fo:text-indent="0cm" style:auto-text-indent="false" style:text-autospace="none"/>
      <style:text-properties style:font-name="Arial1" fo:font-size="14pt" fo:font-weight="normal" officeooo:rsid="00160bcd" officeooo:paragraph-rsid="00194146" style:font-name-asian="TrebuchetMS-Bold" style:font-size-asian="14pt" style:font-weight-asian="normal" style:font-name-complex="TrebuchetMS-Bold" style:font-size-complex="14pt" style:font-weight-complex="normal"/>
    </style:style>
    <style:style style:name="P28" style:family="paragraph" style:parent-style-name="Standard">
      <style:paragraph-properties fo:margin-left="0.998cm" fo:margin-right="0cm" fo:text-align="justify" style:justify-single-word="false" fo:text-indent="0cm" style:auto-text-indent="false"/>
      <style:text-properties style:font-name="Courier New" fo:font-size="10pt" fo:font-style="italic" officeooo:paragraph-rsid="00206f44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-4.001cm"/>
        </style:tab-stops>
      </style:paragraph-properties>
      <style:text-properties style:font-name="Courier New" fo:font-size="10pt" fo:font-style="italic" officeooo:paragraph-rsid="00206f44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1.136cm"/>
        </style:tab-stops>
      </style:paragraph-properties>
      <style:text-properties style:font-name="Courier New" fo:font-size="10pt" fo:font-style="italic" officeooo:paragraph-rsid="00206f44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-3.752cm"/>
        </style:tab-stops>
      </style:paragraph-properties>
      <style:text-properties style:font-name="Courier New" fo:font-size="10pt" fo:font-style="italic" officeooo:paragraph-rsid="00206f44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left="0.998cm" fo:margin-right="0cm" fo:text-align="justify" style:justify-single-word="false" fo:text-indent="0cm" style:auto-text-indent="false"/>
      <style:text-properties style:font-name="Courier New" fo:font-size="10pt" fo:font-style="italic" officeooo:rsid="00206f44" officeooo:paragraph-rsid="00206f44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-3.752cm"/>
        </style:tab-stops>
      </style:paragraph-properties>
      <style:text-properties style:font-name="Courier New" fo:font-size="10pt" fo:font-style="italic" officeooo:rsid="00206f44" officeooo:paragraph-rsid="00206f44" style:font-size-asian="10pt" style:font-style-asian="italic" style:font-size-complex="10pt" style:font-style-complex="italic"/>
    </style:style>
    <style:style style:name="P34" style:family="paragraph" style:parent-style-name="Standard" style:list-style-name="L1">
      <style:paragraph-properties fo:text-align="justify" style:justify-single-word="false" style:text-autospace="none"/>
      <style:text-properties style:font-name="Courier New" fo:font-size="12pt" fo:font-weight="normal" officeooo:paragraph-rsid="00160bcd" style:font-name-asian="TrebuchetMS-Bold" style:font-size-asian="12pt" style:font-weight-asian="normal" style:font-name-complex="TrebuchetMS-Bold" style:font-size-complex="12pt" style:font-weight-complex="normal"/>
    </style:style>
    <style:style style:name="P35" style:family="paragraph" style:parent-style-name="Standard" style:list-style-name="L1">
      <style:paragraph-properties fo:text-align="justify" style:justify-single-word="false" style:text-autospace="none"/>
      <style:text-properties style:font-name="Courier New" fo:font-size="12pt" fo:font-weight="normal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36" style:family="paragraph" style:parent-style-name="Standard" style:list-style-name="L3">
      <style:paragraph-properties fo:text-align="justify" style:justify-single-word="false" style:text-autospace="none"/>
      <style:text-properties style:font-name="Courier New" fo:font-size="12pt" fo:font-weight="normal" officeooo:paragraph-rsid="00160bcd" style:font-name-asian="TrebuchetMS-Bold" style:font-size-asian="12pt" style:font-weight-asian="normal" style:font-name-complex="TrebuchetMS-Bold" style:font-size-complex="12pt" style:font-weight-complex="normal"/>
    </style:style>
    <style:style style:name="P37" style:family="paragraph" style:parent-style-name="Standard" style:list-style-name="L3">
      <style:paragraph-properties fo:text-align="justify" style:justify-single-word="false" style:text-autospace="none"/>
      <style:text-properties style:font-name="Courier New" fo:font-size="12pt" fo:font-weight="normal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38" style:family="paragraph" style:parent-style-name="Standard" style:list-style-name="L5">
      <style:paragraph-properties fo:text-align="justify" style:justify-single-word="false" style:text-autospace="none"/>
      <style:text-properties style:font-name="Courier New" fo:font-size="12pt" fo:font-weight="normal" officeooo:paragraph-rsid="00160bcd" style:font-name-asian="TrebuchetMS-Bold" style:font-size-asian="12pt" style:font-weight-asian="normal" style:font-name-complex="TrebuchetMS-Bold" style:font-size-complex="12pt" style:font-weight-complex="normal"/>
    </style:style>
    <style:style style:name="P39" style:family="paragraph" style:parent-style-name="Standard" style:list-style-name="L6">
      <style:paragraph-properties fo:text-align="justify" style:justify-single-word="false" style:text-autospace="none"/>
      <style:text-properties style:font-name="Courier New" fo:font-size="12pt" fo:font-weight="normal" officeooo:paragraph-rsid="00160bcd" style:font-name-asian="TrebuchetMS-Bold" style:font-size-asian="12pt" style:font-weight-asian="normal" style:font-name-complex="TrebuchetMS-Bold" style:font-size-complex="12pt" style:font-weight-complex="normal"/>
    </style:style>
    <style:style style:name="P40" style:family="paragraph" style:parent-style-name="Standard" style:list-style-name="L6">
      <style:paragraph-properties fo:text-align="justify" style:justify-single-word="false" style:text-autospace="none"/>
      <style:text-properties style:font-name="Courier New" fo:font-size="12pt" fo:font-weight="normal" officeooo:paragraph-rsid="00193230" style:font-name-asian="TrebuchetMS-Bold" style:font-size-asian="12pt" style:font-weight-asian="normal" style:font-name-complex="TrebuchetMS-Bold" style:font-size-complex="12pt" style:font-weight-complex="normal"/>
    </style:style>
    <style:style style:name="P41" style:family="paragraph" style:parent-style-name="Standard" style:list-style-name="L2">
      <style:paragraph-properties fo:text-align="justify" style:justify-single-word="false" style:text-autospace="none"/>
      <style:text-properties style:font-name="Courier New" fo:font-size="12pt" fo:font-weight="normal" officeooo:rsid="00038a05" officeooo:paragraph-rsid="00194146" style:font-name-asian="TrebuchetMS-Bold" style:font-size-asian="12pt" style:font-weight-asian="normal" style:font-name-complex="TrebuchetMS-Bold" style:font-size-complex="12pt" style:font-weight-complex="normal"/>
    </style:style>
    <style:style style:name="P42" style:family="paragraph" style:parent-style-name="Standard" style:list-style-name="L4">
      <style:paragraph-properties fo:text-align="justify" style:justify-single-word="false" style:text-autospace="none"/>
      <style:text-properties style:font-name="Courier New" fo:font-size="12pt" fo:font-weight="normal" officeooo:rsid="00038a05" officeooo:paragraph-rsid="00194146" style:font-name-asian="TrebuchetMS-Bold" style:font-size-asian="12pt" style:font-weight-asian="normal" style:font-name-complex="TrebuchetMS-Bold" style:font-size-complex="12pt" style:font-weight-complex="normal"/>
    </style:style>
    <style:style style:name="P43" style:family="paragraph" style:parent-style-name="Standard" style:list-style-name="L5">
      <style:paragraph-properties fo:text-align="justify" style:justify-single-word="false" style:text-autospace="none"/>
      <style:text-properties style:font-name="Courier New" fo:font-size="12pt" fo:font-weight="normal" officeooo:rsid="00160bcd" officeooo:paragraph-rsid="00206f44" style:font-name-asian="TrebuchetMS-Bold" style:font-size-asian="12pt" style:font-weight-asian="normal" style:font-name-complex="TrebuchetMS-Bold" style:font-size-complex="12pt" style:font-weight-complex="normal"/>
    </style:style>
    <style:style style:name="P44" style:family="paragraph" style:parent-style-name="Standard" style:list-style-name="L6">
      <style:paragraph-properties fo:text-align="justify" style:justify-single-word="false" style:text-autospace="none"/>
      <style:text-properties style:font-name="Courier New" fo:font-size="12pt" fo:font-weight="normal" officeooo:rsid="00160bcd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45" style:family="paragraph" style:parent-style-name="Standard" style:list-style-name="L6">
      <style:paragraph-properties fo:text-align="justify" style:justify-single-word="false" style:text-autospace="none"/>
      <style:text-properties style:font-name="Courier New" fo:font-size="12pt" fo:font-weight="normal" officeooo:rsid="0020e9bf" officeooo:paragraph-rsid="0020e9bf" style:font-name-asian="TrebuchetMS-Bold" style:font-size-asian="12pt" style:font-weight-asian="normal" style:font-name-complex="TrebuchetMS-Bold" style:font-size-complex="12pt" style:font-weight-complex="normal"/>
    </style:style>
    <style:style style:name="P46" style:family="paragraph" style:parent-style-name="Standard" style:list-style-name="L2">
      <style:paragraph-properties fo:text-align="justify" style:justify-single-word="false" style:text-autospace="none"/>
      <style:text-properties style:font-name="Courier New" fo:font-size="10pt" fo:font-weight="normal" officeooo:rsid="00038a05" officeooo:paragraph-rsid="00194146" style:font-name-asian="TrebuchetMS-Bold" style:font-size-asian="10pt" style:font-weight-asian="normal" style:font-name-complex="TrebuchetMS-Bold" style:font-size-complex="10pt" style:font-weight-complex="normal"/>
    </style:style>
    <style:style style:name="P47" style:family="paragraph" style:parent-style-name="Standard" style:list-style-name="L4">
      <style:paragraph-properties fo:text-align="justify" style:justify-single-word="false" style:text-autospace="none"/>
      <style:text-properties style:font-name="Courier New" fo:font-size="10pt" fo:font-weight="normal" officeooo:rsid="00038a05" officeooo:paragraph-rsid="00194146" style:font-name-asian="TrebuchetMS-Bold" style:font-size-asian="10pt" style:font-weight-asian="normal" style:font-name-complex="TrebuchetMS-Bold" style:font-size-complex="10pt" style:font-weight-complex="normal"/>
    </style:style>
    <style:style style:name="P48" style:family="paragraph" style:parent-style-name="Standard">
      <style:paragraph-properties fo:text-align="justify" style:justify-single-word="false" style:text-autospace="none"/>
      <style:text-properties fo:color="#000000" style:font-name="Courier New" fo:font-size="12pt" fo:font-weight="normal" officeooo:rsid="00160bcd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49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2pt" fo:font-weight="normal" officeooo:rsid="00160bcd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50" style:family="paragraph" style:parent-style-name="Standard" style:list-style-name="L2">
      <style:paragraph-properties fo:text-align="justify" style:justify-single-word="false" style:text-autospace="none"/>
      <style:text-properties fo:color="#000000" style:font-name="Courier New" fo:font-size="12pt" fo:font-weight="normal" officeooo:rsid="00196e04" officeooo:paragraph-rsid="001f9dbf" style:font-name-asian="TrebuchetMS-Bold" style:font-size-asian="12pt" style:font-weight-asian="normal" style:font-name-complex="TrebuchetMS-Bold" style:font-size-complex="12pt" style:font-weight-complex="normal"/>
    </style:style>
    <style:style style:name="P51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2pt" fo:font-weight="normal" officeooo:rsid="00196e04" officeooo:paragraph-rsid="00206f44" style:font-name-asian="TrebuchetMS-Bold" style:font-size-asian="12pt" style:font-weight-asian="normal" style:font-name-complex="TrebuchetMS-Bold" style:font-size-complex="12pt" style:font-weight-complex="normal"/>
    </style:style>
    <style:style style:name="P52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2pt" fo:font-weight="normal" officeooo:paragraph-rsid="001e5db3" style:font-name-asian="TrebuchetMS-Bold" style:font-size-asian="12pt" style:font-weight-asian="normal" style:font-name-complex="TrebuchetMS-Bold" style:font-size-complex="12pt" style:font-weight-complex="normal"/>
    </style:style>
    <style:style style:name="P53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2pt" fo:font-weight="normal" officeooo:paragraph-rsid="00206f44" style:font-name-asian="TrebuchetMS-Bold" style:font-size-asian="12pt" style:font-weight-asian="normal" style:font-name-complex="TrebuchetMS-Bold" style:font-size-complex="12pt" style:font-weight-complex="normal"/>
    </style:style>
    <style:style style:name="P54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2pt" fo:language="es" fo:country="ES" fo:font-weight="normal" officeooo:rsid="00196e04" officeooo:paragraph-rsid="00206f44" style:font-name-asian="TrebuchetMS-Bold" style:font-size-asian="12pt" style:font-weight-asian="normal" style:font-name-complex="TrebuchetMS-Bold" style:font-size-complex="12pt" style:font-weight-complex="normal"/>
    </style:style>
    <style:style style:name="P55" style:family="paragraph" style:parent-style-name="Standard" style:list-style-name="L2">
      <style:paragraph-properties fo:text-align="justify" style:justify-single-word="false" style:text-autospace="none"/>
      <style:text-properties officeooo:paragraph-rsid="00194146"/>
    </style:style>
    <style:style style:name="P56" style:family="paragraph" style:parent-style-name="Standard" style:list-style-name="L4">
      <style:paragraph-properties fo:text-align="justify" style:justify-single-word="false" style:text-autospace="none"/>
      <style:text-properties officeooo:paragraph-rsid="00194146"/>
    </style:style>
    <style:style style:name="P57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rsid="00194146" officeooo:paragraph-rsid="00194146" style:font-name-asian="TrebuchetMS-Bold" style:font-size-asian="14pt" style:font-weight-asian="normal" style:font-name-complex="TrebuchetMS-Bold" style:font-size-complex="14pt" style:font-weight-complex="normal"/>
    </style:style>
    <style:style style:name="P58" style:family="paragraph" style:parent-style-name="Standard">
      <style:paragraph-properties fo:text-align="justify" style:justify-single-word="false" style:text-autospace="none"/>
      <style:text-properties style:font-name="Arial1" fo:font-size="14pt" fo:font-weight="normal" officeooo:rsid="00160bcd" officeooo:paragraph-rsid="00160bcd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Arial2" fo:font-size="12pt" fo:letter-spacing="normal" fo:font-style="normal" fo:font-weight="normal" officeooo:paragraph-rsid="00160bcd" style:font-size-asian="12pt" style:font-weight-asian="normal" style:font-size-complex="12pt" style:font-weight-complex="normal"/>
    </style:style>
    <style:style style:name="P60" style:family="paragraph" style:parent-style-name="Standard" style:master-page-name="">
      <style:paragraph-properties fo:margin-left="0.998cm" fo:margin-right="0cm" fo:text-align="justify" style:justify-single-word="false" fo:text-indent="0cm" style:auto-text-indent="false" style:page-number="auto"/>
      <style:text-properties style:font-name="Courier New" fo:font-size="10pt" fo:font-style="italic" officeooo:rsid="00206f44" officeooo:paragraph-rsid="00206f44" style:font-size-asian="10pt" style:font-style-asian="italic" style:font-size-complex="10pt" style:font-style-complex="italic"/>
    </style:style>
    <style:style style:name="P61" style:family="paragraph" style:parent-style-name="Standard">
      <style:paragraph-properties fo:margin-left="0.998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Courier New" fo:font-size="10pt" fo:language="es" fo:country="ES" fo:font-style="italic" fo:font-weight="normal" officeooo:rsid="00160bcd" officeooo:paragraph-rsid="00206f44" style:font-name-asian="TrebuchetMS-Bold" style:font-size-asian="10pt" style:font-style-asian="italic" style:font-weight-asian="normal" style:font-name-complex="TrebuchetMS-Bold" style:font-size-complex="10pt" style:font-style-complex="italic" style:font-weight-complex="normal"/>
    </style:style>
    <style:style style:name="T1" style:family="text">
      <style:text-properties officeooo:rsid="00160bcd"/>
    </style:style>
    <style:style style:name="T2" style:family="text">
      <style:text-properties fo:font-weight="normal" officeooo:rsid="00194146" style:font-name-asian="TrebuchetMS-Bold" style:font-weight-asian="normal" style:font-name-complex="TrebuchetMS-Bold" style:font-weight-complex="normal"/>
    </style:style>
    <style:style style:name="T3" style:family="text">
      <style:text-properties fo:font-weight="normal" officeooo:rsid="00067071" style:font-name-asian="TrebuchetMS-Bold" style:font-weight-asian="normal" style:font-name-complex="TrebuchetMS-Bold" style:font-weight-complex="normal"/>
    </style:style>
    <style:style style:name="T4" style:family="text">
      <style:text-properties fo:color="#000000" fo:language="es" fo:country="ES" officeooo:rsid="00194146"/>
    </style:style>
    <style:style style:name="T5" style:family="text">
      <style:text-properties fo:color="#000000" fo:language="es" fo:country="ES" officeooo:rsid="00196e04"/>
    </style:style>
    <style:style style:name="T6" style:family="text">
      <style:text-properties fo:color="#000000" fo:language="es" fo:country="ES" officeooo:rsid="00206f44"/>
    </style:style>
    <style:style style:name="T7" style:family="text">
      <style:text-properties fo:color="#000000" officeooo:rsid="00160bcd"/>
    </style:style>
    <style:style style:name="T8" style:family="text">
      <style:text-properties fo:color="#000000" officeooo:rsid="001e5db3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94146"/>
    </style:style>
    <style:style style:name="T11" style:family="text">
      <style:text-properties fo:language="es" fo:country="ES" officeooo:rsid="00206f44"/>
    </style:style>
    <style:style style:name="T12" style:family="text">
      <style:text-properties style:font-name="Courier New" fo:font-size="12pt" fo:font-weight="normal" officeooo:rsid="00038a05" style:font-name-asian="TrebuchetMS-Bold" style:font-size-asian="12pt" style:font-weight-asian="normal" style:font-name-complex="TrebuchetMS-Bold" style:font-size-complex="12pt" style:font-weight-complex="normal"/>
    </style:style>
    <style:style style:name="T13" style:family="text">
      <style:text-properties style:font-name="Courier New" fo:font-size="12pt" fo:font-weight="normal" officeooo:rsid="00067071" style:font-name-asian="TrebuchetMS-Bold" style:font-size-asian="12pt" style:font-weight-asian="normal" style:font-name-complex="TrebuchetMS-Bold" style:font-size-complex="12pt" style:font-weight-complex="normal"/>
    </style:style>
    <style:style style:name="T14" style:family="text">
      <style:text-properties style:font-name="Courier New" fo:font-size="12pt" fo:font-weight="normal" officeooo:rsid="00194146" style:font-name-asian="TrebuchetMS-Bold" style:font-size-asian="12pt" style:font-weight-asian="normal" style:font-name-complex="TrebuchetMS-Bold" style:font-size-complex="12pt" style:font-weight-complex="normal"/>
    </style:style>
    <style:style style:name="T15" style:family="text">
      <style:text-properties style:font-name="Courier New" fo:font-weight="normal" officeooo:rsid="00194146" style:font-name-asian="TrebuchetMS-Bold" style:font-weight-asian="normal" style:font-name-complex="TrebuchetMS-Bold" style:font-weight-complex="normal"/>
    </style:style>
    <style:style style:name="T16" style:family="text">
      <style:text-properties style:font-name="Courier New" fo:font-weight="normal" officeooo:rsid="00038a05" style:font-name-asian="TrebuchetMS-Bold" style:font-weight-asian="normal" style:font-name-complex="TrebuchetMS-Bold" style:font-weight-complex="normal"/>
    </style:style>
    <style:style style:name="T17" style:family="text">
      <style:text-properties style:font-name="Courier New" fo:font-weight="normal" officeooo:rsid="00067071" style:font-name-asian="TrebuchetMS-Bold" style:font-weight-asian="normal" style:font-name-complex="TrebuchetMS-Bold" style:font-weight-complex="normal"/>
    </style:style>
    <style:style style:name="T18" style:family="text">
      <style:text-properties style:font-name="Courier New" fo:font-weight="normal" officeooo:rsid="0019654c" style:font-name-asian="TrebuchetMS-Bold" style:font-weight-asian="normal" style:font-name-complex="TrebuchetMS-Bold" style:font-weight-complex="normal"/>
    </style:style>
    <style:style style:name="T19" style:family="text">
      <style:text-properties officeooo:rsid="00194146"/>
    </style:style>
    <style:style style:name="T20" style:family="text">
      <style:text-properties officeooo:rsid="00067071"/>
    </style:style>
    <style:style style:name="T21" style:family="text">
      <style:text-properties officeooo:rsid="001e5db3"/>
    </style:style>
    <style:style style:name="T22" style:family="text">
      <style:text-properties officeooo:rsid="00206f44"/>
    </style:style>
    <style:style style:name="T23" style:family="text">
      <style:text-properties officeooo:rsid="0022708f"/>
    </style:style>
    <style:style style:name="T24" style:family="text">
      <style:text-properties officeooo:rsid="0025b825"/>
    </style:style>
    <style:style style:name="T25" style:family="text">
      <style:text-properties style:font-name-asian="TrebuchetMS-Bold" style:font-name-complex="TrebuchetMS-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ES Gonzalo Nazareno</text:p>
      <text:p text:style-name="P9">Administración de Sistemas Gestores de Bases de Datos</text:p>
      <text:p text:style-name="P1"/>
      <text:p text:style-name="P2">PRÁCTICA TEMA <text:span text:style-name="T21">5: ALMACENAMIENTO</text:span></text:p>
      <text:p text:style-name="P5">TIPO <text:span text:style-name="T24">D</text:span></text:p>
      <text:p text:style-name="P2"/>
      <text:p text:style-name="P4">Puntuación Máxima: 100 puntos.</text:p>
      <text:p text:style-name="P2"/>
      <text:p text:style-name="P58"><text:span text:style-name="T25">ORACLE:</text:span></text:p>
      <text:p text:style-name="P7"/>
      <text:list xml:id="list3592146433" text:style-name="L6">
        <text:list-item>
          <text:p text:style-name="P39">Crea un tablespace de undo e intenta crear una tabla en él.</text:p>
          <text:p text:style-name="P39"/>
        </text:list-item>
        <text:list-item>
          <text:p text:style-name="P39">Crea un tablespace temporal TEMP2 y escribe una sentencia SQL que genere un script que haga usar TEMP2 a todos los usuarios que tienen USERS como tablespace por defecto.</text:p>
          <text:p text:style-name="P39"/>
        </text:list-item>
        <text:list-item>
          <text:p text:style-name="P39">Borra todos los tablespaces creado<text:span text:style-name="T1">s</text:span> para esta práctica sin que quede rastro de ellos. Realiza las acciones previas que sean necesarias.</text:p>
          <text:p text:style-name="P39"/>
        </text:list-item>
        <text:list-item>
          <text:p text:style-name="P40">Averigua los segmentos existentes para realizar un ROLLBACK y el tamaño de sus extensiones.</text:p>
        </text:list-item>
      </text:list>
      <text:p text:style-name="P13"/>
      <text:list xml:id="list163751811514738" text:continue-numbering="true" text:style-name="L6">
        <text:list-item>
          <text:p text:style-name="P44">Queremos limpiar nuestro fichero tnsnames.ora. Averigua cuales de sus entradas se están usando en algún enlace de la base de datos.</text:p>
          <text:p text:style-name="P44"/>
        </text:list-item>
        <text:list-item>
          <text:p text:style-name="P45">Escribe una entrada en tu blog explicando las limitaciones de Postgres y MariaDB respecto a ORACLE en cuanto a la gestión del almacenamiento.</text:p>
          <text:p text:style-name="P40"/>
        </text:list-item>
      </text:list>
      <text:p text:style-name="P8">Postgres:</text:p>
      <text:list xml:id="list1322297031" text:style-name="L2">
        <text:list-header>
          <text:p text:style-name="P46"/>
        </text:list-header>
      </text:list>
      <text:p text:style-name="P26"><text:span text:style-name="T15">7. </text:span><text:span text:style-name="T16">Averigua </text:span><text:span text:style-name="T17">si pueden establecerse claúsulas de almacenamiento para las tablas o los espacios de tablas en </text:span><text:span text:style-name="T18">Postgres</text:span><text:span text:style-name="T17">.</text:span></text:p>
      <text:p text:style-name="P19"/>
      <text:p text:style-name="P8">MySQL:</text:p>
      <text:p text:style-name="P8"/>
      <text:p text:style-name="P24"><text:span text:style-name="T19">8. </text:span>Averigua <text:span text:style-name="T20">si existe el concepto de índice en MySQL y si coincide con el existente en ORACLE. Explica los distintos tipos de índices existentes.</text:span></text:p>
      <text:p text:style-name="P8"/>
      <text:p text:style-name="P8">MongoDB:</text:p>
      <text:p text:style-name="P25"/>
      <text:p text:style-name="P25">9. Explica los distintos motores de almacenamiento que ofrece MongoDB, sus características principales y en qué casos es más recomendable utilizar cada uno de ellos.</text:p>
      <text:p text:style-name="P27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OpenSymbol" svg:font-family="OpenSymbol"/>
    <style:font-face style:name="Tahoma1" svg:font-family="Tahoma"/>
    <style:font-face style:name="TrebuchetMS-Bold" svg:font-family="TrebuchetMS-Bold"/>
    <style:font-face style:name="Arial2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erif" fo:font-family="'Liberation Serif'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)" style:num-format="a" style:num-letter-sync="true" text:start-value="6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 text:start-value="2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771cm" text:min-label-width="0.635cm"/>
      </text:list-level-style-number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 text:start-value="3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R</meta:initial-creator>
    <meta:creation-date>2011-10-15T11:16:42.12</meta:creation-date>
    <dc:date>2021-02-14T16:37:24.170000000</dc:date>
    <meta:editing-duration>PT1H57M39S</meta:editing-duration>
    <meta:editing-cycles>17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18" meta:word-count="219" meta:character-count="1334" meta:non-whitespace-character-count="1139"/>
  </office:meta>
</office:document-meta>
</file>